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DejaVu Sans" officeooo:rsid="000f037a" officeooo:paragraph-rsid="000f037a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fo:font-weight="bold" officeooo:rsid="000f037a" officeooo:paragraph-rsid="000f037a" style:font-weight-asian="bold" style:font-weight-complex="bold"/>
    </style:style>
    <style:style style:name="P4" style:family="paragraph" style:parent-style-name="Text_20_body">
      <style:text-properties style:font-name="DejaVu Sans" officeooo:rsid="000f037a" officeooo:paragraph-rsid="000f037a"/>
    </style:style>
    <style:style style:name="P5" style:family="paragraph" style:parent-style-name="Text_20_body">
      <style:text-properties style:font-name="DejaVu Sans" fo:font-weight="bold" officeooo:rsid="000f037a" officeooo:paragraph-rsid="000f037a" style:font-weight-asian="bold" style:font-weight-complex="bold"/>
    </style:style>
    <style:style style:name="P6" style:family="paragraph" style:parent-style-name="Text_20_body">
      <style:text-properties style:font-name="DejaVu Sans" fo:font-weight="normal" officeooo:rsid="000f037a" officeooo:paragraph-rsid="000f037a" style:font-weight-asian="normal" style:font-weight-complex="normal"/>
    </style:style>
    <style:style style:name="P7" style:family="paragraph" style:parent-style-name="Text_20_body">
      <style:text-properties officeooo:rsid="000f037a" officeooo:paragraph-rsid="000f037a"/>
    </style:style>
    <style:style style:name="P8" style:family="paragraph" style:parent-style-name="Text_20_body">
      <style:text-properties fo:font-weight="bold" officeooo:rsid="000f037a" officeooo:paragraph-rsid="000f037a" style:font-weight-asian="bold" style:font-weight-complex="bold"/>
    </style:style>
    <style:style style:name="P9" style:family="paragraph" style:parent-style-name="Text_20_body">
      <style:text-properties fo:font-weight="normal" officeooo:rsid="000f037a" officeooo:paragraph-rsid="000f037a" style:font-weight-asian="normal" style:font-weight-complex="normal"/>
    </style:style>
    <style:style style:name="P10" style:family="paragraph" style:parent-style-name="Title">
      <style:text-properties style:font-name="DejaVu Sans" officeooo:rsid="000f037a" officeooo:paragraph-rsid="000f037a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f037a"/>
    </style:style>
    <style:style style:name="T3" style:family="text">
      <style:text-properties officeooo:rsid="000f46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KERIZANDO EL PROYECTO</text:p>
      <text:p text:style-name="P4"/>
      <text:p text:style-name="P4">En este caso voy a dockerizar un proyecto de VUE que es el FRONTEND y un LARAVEL que es el BACKEND</text:p>
      <text:p text:style-name="P4"/>
      <text:h text:style-name="P1" text:outline-level="1">1. Crear imagenes docker de los proyectos</text:h>
      <text:p text:style-name="P7"><text:span text:style-name="T1">Para ellos vamos a crear una dockerfile para el frontend y otro para el backend</text:span></text:p>
      <text:p text:style-name="P7"><text:span text:style-name="T1"/></text:p>
      <text:p text:style-name="P8"><text:span text:style-name="T1">Dockerfile del BACKEND</text:span></text:p>
      <text:p text:style-name="P3"><text:span text:style-name="Source_20_Text"># Usa una imagen base de PHP con FPM y Alpine</text:span></text:p>
      <text:p text:style-name="Preformatted_20_Text"><text:span text:style-name="Source_20_Text">FROM php:8.1-fpm-alpine</text:span></text:p>
      <text:p text:style-name="Preformatted_20_Text"/>
      <text:p text:style-name="Preformatted_20_Text"><text:span text:style-name="Source_20_Text"># Instala dependencias necesarias (para PDO y MySQL)</text:span></text:p>
      <text:p text:style-name="Preformatted_20_Text"><text:span text:style-name="Source_20_Text">RUN apk add --no-cache $PHPIZE_DEPS \</text:span></text:p>
      <text:p text:style-name="Preformatted_20_Text"><text:span text:style-name="Source_20_Text"><text:s text:c="4"/>&amp;&amp; docker-php-ext-install pdo pdo_mysql</text:span></text:p>
      <text:p text:style-name="Preformatted_20_Text"/>
      <text:p text:style-name="Preformatted_20_Text"><text:span text:style-name="Source_20_Text"># Instala Composer</text:span></text:p>
      <text:p text:style-name="Preformatted_20_Text"><text:span text:style-name="Source_20_Text">RUN curl -sS https://getcomposer.org/installer | php -- --install-dir=/usr/local/bin --filename=composer</text:span></text:p>
      <text:p text:style-name="Preformatted_20_Text"/>
      <text:p text:style-name="Preformatted_20_Text"><text:span text:style-name="Source_20_Text"># Establece el directorio de trabajo en el contenedor</text:span></text:p>
      <text:p text:style-name="Preformatted_20_Text"><text:span text:style-name="Source_20_Text">WORKDIR /var/www/html</text:span></text:p>
      <text:p text:style-name="Preformatted_20_Text"/>
      <text:p text:style-name="Preformatted_20_Text"><text:span text:style-name="Source_20_Text"># Copia todos los archivos de la aplicación Laravel</text:span></text:p>
      <text:p text:style-name="Preformatted_20_Text"><text:span text:style-name="Source_20_Text">COPY . /var/www/html</text:span></text:p>
      <text:p text:style-name="Preformatted_20_Text"/>
      <text:p text:style-name="Preformatted_20_Text"><text:span text:style-name="Source_20_Text"># Instala las dependencias de Laravel usando Composer</text:span></text:p>
      <text:p text:style-name="Preformatted_20_Text"><text:span text:style-name="Source_20_Text">RUN composer install --no-interaction --optimize-autoloader</text:span></text:p>
      <text:p text:style-name="Preformatted_20_Text"/>
      <text:p text:style-name="Preformatted_20_Text"><text:span text:style-name="Source_20_Text"># Genera la clave de la aplicación Laravel</text:span></text:p>
      <text:p text:style-name="Preformatted_20_Text"><text:span text:style-name="Source_20_Text">RUN php artisan key:generate</text:span></text:p>
      <text:p text:style-name="Preformatted_20_Text"/>
      <text:p text:style-name="Preformatted_20_Text"><text:span text:style-name="Source_20_Text"># Cambia el propietario de los archivos al usuario www-data</text:span></text:p>
      <text:p text:style-name="Preformatted_20_Text"><text:span text:style-name="Source_20_Text">RUN chown -R www-data:www-data /var/www/html</text:span></text:p>
      <text:p text:style-name="Preformatted_20_Text"/>
      <text:p text:style-name="Preformatted_20_Text"><text:span text:style-name="Source_20_Text"># Ejecuta la aplicación como el usuario www-data</text:span></text:p>
      <text:p text:style-name="Preformatted_20_Text"><text:span text:style-name="Source_20_Text">USER www-data</text:span></text:p>
      <text:p text:style-name="Preformatted_20_Text"/>
      <text:p text:style-name="Preformatted_20_Text"><text:span text:style-name="Source_20_Text"># Expone el puerto 9000</text:span></text:p>
      <text:p text:style-name="Preformatted_20_Text"><text:span text:style-name="Source_20_Text">EXPOSE 9000</text:span></text:p>
      <text:p text:style-name="Preformatted_20_Text"/>
      <text:p text:style-name="Preformatted_20_Text"><text:span text:style-name="Source_20_Text"># Comando para iniciar el servicio php-fpm</text:span></text:p>
      <text:p text:style-name="P2"><text:span text:style-name="Source_20_Text">CMD ["php-fpm"]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Creamos un .dockeignore para ignorar ciertas librerías importantes</text:span></text:p>
      <text:p text:style-name="P8"><text:span text:style-name="T1">.dockerignore</text:span></text:p>
      <text:p text:style-name="P9">node_modules</text:p>
      <text:p text:style-name="P9">/vendor</text:p>
      <text:p text:style-name="P9">.env</text:p>
      <text:p text:style-name="P9">.git</text:p>
      <text:p text:style-name="P9">.idea</text:p>
      <text:p text:style-name="P9">storage/logs</text:p>
      <text:p text:style-name="P9">storage/framework/cache</text:p>
      <text:p text:style-name="P9">storage/framework/sessions</text:p>
      <text:p text:style-name="P9">storage/framework/views</text:p>
      <text:p text:style-name="P9"/>
      <text:p text:style-name="P6">Ahora hacemos el mismo proceso de creación de Dockerfile para el fronted</text:p>
      <text:p text:style-name="P6"/>
      <text:p text:style-name="P5">Dockerfile del fronted</text:p>
      <text:p text:style-name="P6"># Usa una imagen base de Node.js para la construcción de la app</text:p>
      <text:p text:style-name="P6">FROM node:1<text:span text:style-name="T3">8</text:span>-alpine as builder</text:p>
      <text:p text:style-name="P6"/>
      <text:p text:style-name="P6"># Establece el directorio de trabajo</text:p>
      <text:p text:style-name="P6">WORKDIR /app</text:p>
      <text:p text:style-name="P6"/>
      <text:p text:style-name="P6"># Copia el archivo package.json y package-lock.json</text:p>
      <text:p text:style-name="P6">COPY package*.json ./</text:p>
      <text:p text:style-name="P6"/>
      <text:p text:style-name="P6"># Instala las dependencias</text:p>
      <text:p text:style-name="P6">RUN npm install</text:p>
      <text:p text:style-name="P6"/>
      <text:p text:style-name="P6"># Copia todo el resto del código</text:p>
      <text:p text:style-name="P6">COPY . .</text:p>
      <text:p text:style-name="P6"/>
      <text:p text:style-name="P6"># Construye la aplicación Vue</text:p>
      <text:p text:style-name="P6">RUN npm run build</text:p>
      <text:p text:style-name="P6"><text:soft-page-break/></text:p>
      <text:p text:style-name="P6"># Utiliza una imagen nginx para servir los archivos estáticos</text:p>
      <text:p text:style-name="P6">FROM nginx:alpine</text:p>
      <text:p text:style-name="P6"/>
      <text:p text:style-name="P6"># Copia los archivos de la construcción del paso anterior al servidor Nginx</text:p>
      <text:p text:style-name="P6">COPY --from=builder /app/dist /usr/share/nginx/html</text:p>
      <text:p text:style-name="P6"/>
      <text:p text:style-name="P6"># Expone el puerto 80</text:p>
      <text:p text:style-name="P6">EXPOSE 80</text:p>
      <text:p text:style-name="P6"/>
      <text:p text:style-name="P6"># Ejecuta el servidor Nginx</text:p>
      <text:p text:style-name="P6">CMD ["nginx", "-g", "daemon off;"]</text:p>
      <text:p text:style-name="P6"/>
      <text:p text:style-name="P6">Y hacemos también el .dockerignore</text:p>
      <text:p text:style-name="P5">.dockerignore</text:p>
      <text:p text:style-name="P6"><text:s/>node_modules</text:p>
      <text:p text:style-name="P6"><text:s/>dist</text:p>
      <text:p text:style-name="P6"><text:s/>.git</text:p>
      <text:p text:style-name="P6"><text:s/>.idea</text:p>
      <text:p text:style-name="P6"/>
      <text:p text:style-name="P6">Una vez creadas las imagenes, creamos un docker-compose</text:p>
      <text:p text:style-name="P6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1"><text:soft-page-break/>2. Docker-compose</text:h>
      <text:p text:style-name="P7"><text:span text:style-name="T1">En la raíz del projecto creamos el docker-compose.yml</text:span></text:p>
      <text:p text:style-name="P8"><text:span text:style-name="T1">docker-compose.yml</text:span></text:p>
      <text:p text:style-name="P6">version: "3.9"</text:p>
      <text:p text:style-name="P6">services:</text:p>
      <text:p text:style-name="P6"><text:s text:c="2"/>laravel:</text:p>
      <text:p text:style-name="P6"><text:s text:c="4"/>build:</text:p>
      <text:p text:style-name="P6"><text:s text:c="6"/>context: ./backend</text:p>
      <text:p text:style-name="P6"><text:s text:c="6"/>dockerfile: Dockerfile</text:p>
      <text:p text:style-name="P6"><text:s text:c="4"/>container_name: laravel-app</text:p>
      <text:p text:style-name="P6"><text:s text:c="4"/>volumes:</text:p>
      <text:p text:style-name="P6"><text:s text:c="6"/>- ./backend:/var/www/html</text:p>
      <text:p text:style-name="P6"><text:s text:c="4"/>ports:</text:p>
      <text:p text:style-name="P6"><text:s text:c="6"/>- "9000:9000"</text:p>
      <text:p text:style-name="P6"><text:s text:c="4"/>networks:</text:p>
      <text:p text:style-name="P6"><text:s text:c="6"/>- app-network</text:p>
      <text:p text:style-name="P6"><text:s text:c="4"/>environment:</text:p>
      <text:p text:style-name="P6"><text:s text:c="6"/>- APP_DEBUG=true</text:p>
      <text:p text:style-name="P6"><text:s text:c="6"/>- APP_KEY=base64:somekey==</text:p>
      <text:p text:style-name="P6"><text:s text:c="6"/>- DB_CONNECTION=mysql</text:p>
      <text:p text:style-name="P6"><text:s text:c="6"/>- DB_HOST=db</text:p>
      <text:p text:style-name="P6"><text:s text:c="6"/>- DB_PORT=3306</text:p>
      <text:p text:style-name="P6"><text:s text:c="6"/>- DB_DATABASE=laravel</text:p>
      <text:p text:style-name="P6"><text:s text:c="6"/>- DB_USERNAME=user</text:p>
      <text:p text:style-name="P6"><text:s text:c="6"/>- DB_PASSWORD=password</text:p>
      <text:p text:style-name="P6"><text:s text:c="4"/>depends_on:</text:p>
      <text:p text:style-name="P6"><text:s text:c="6"/>- db</text:p>
      <text:p text:style-name="P6"/>
      <text:p text:style-name="P6"><text:s text:c="2"/>db:</text:p>
      <text:p text:style-name="P6"><text:s text:c="4"/>image: mysql:8.0</text:p>
      <text:p text:style-name="P6"><text:s text:c="4"/>container_name: mysql-db</text:p>
      <text:p text:style-name="P6"><text:soft-page-break/><text:s text:c="4"/>ports:</text:p>
      <text:p text:style-name="P6"><text:s text:c="6"/>- "3306:3306"</text:p>
      <text:p text:style-name="P6"><text:s text:c="4"/>environment:</text:p>
      <text:p text:style-name="P6"><text:s text:c="6"/>- MYSQL_ROOT_PASSWORD=root</text:p>
      <text:p text:style-name="P6"><text:s text:c="6"/>- MYSQL_DATABASE=laravel</text:p>
      <text:p text:style-name="P6"><text:s text:c="6"/>- MYSQL_USER=user</text:p>
      <text:p text:style-name="P6"><text:s text:c="6"/>- MYSQL_PASSWORD=password</text:p>
      <text:p text:style-name="P6"><text:s text:c="4"/>networks:</text:p>
      <text:p text:style-name="P6"><text:s text:c="6"/>- app-network</text:p>
      <text:p text:style-name="P6"/>
      <text:p text:style-name="P6"><text:s text:c="2"/>frontend:</text:p>
      <text:p text:style-name="P6"><text:s text:c="4"/>build:</text:p>
      <text:p text:style-name="P6"><text:s text:c="6"/>context: ./frontend</text:p>
      <text:p text:style-name="P6"><text:s text:c="6"/>dockerfile: Dockerfile</text:p>
      <text:p text:style-name="P6"><text:s text:c="4"/>container_name: vue-app</text:p>
      <text:p text:style-name="P6"><text:s text:c="4"/>ports:</text:p>
      <text:p text:style-name="P6"><text:s text:c="6"/>- "8080:80"</text:p>
      <text:p text:style-name="P6"><text:s text:c="4"/>networks:</text:p>
      <text:p text:style-name="P6"><text:s text:c="6"/>- app-network</text:p>
      <text:p text:style-name="P6"><text:s text:c="4"/>depends_on:</text:p>
      <text:p text:style-name="P6"><text:s text:c="6"/>- laravel</text:p>
      <text:p text:style-name="P6"><text:s text:c="4"/>environment:</text:p>
      <text:p text:style-name="P6"><text:s text:c="6"/>- VUE_APP_API_URL=http://laravel:9000/api</text:p>
      <text:p text:style-name="P6"/>
      <text:p text:style-name="P6">networks:</text:p>
      <text:p text:style-name="P6"><text:s text:c="2"/>app-network:</text:p>
      <text:p text:style-name="P6"><text:s text:c="4"/>driver: bridge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20:46.753308853</meta:creation-date>
    <dc:date>2025-01-15T23:11:52.127220780</dc:date>
    <meta:editing-duration>PT40M48S</meta:editing-duration>
    <meta:editing-cycles>1</meta:editing-cycles>
    <meta:document-statistic meta:table-count="0" meta:image-count="0" meta:object-count="0" meta:page-count="5" meta:paragraph-count="123" meta:word-count="440" meta:character-count="3320" meta:non-whitespace-character-count="2761"/>
    <meta:generator>LibreOffice/24.2.7.2$Linux_X86_64 LibreOffice_project/420$Build-2</meta:generator>
  </office:meta>
</office:document-meta>
</file>